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adt" style:family="table">
      <style:table-properties style:width="15cm" table:align="margins"/>
    </style:style>
    <style:style style:name="adt.A" style:family="table-column">
      <style:table-column-properties style:column-width="2.619cm" style:rel-column-width="11443*"/>
    </style:style>
    <style:style style:name="adt.B" style:family="table-column">
      <style:table-column-properties style:column-width="4.879cm" style:rel-column-width="21315*"/>
    </style:style>
    <style:style style:name="adt.C" style:family="table-column">
      <style:table-column-properties style:column-width="3.748cm" style:rel-column-width="16376*"/>
    </style:style>
    <style:style style:name="adt.D" style:family="table-column">
      <style:table-column-properties style:column-width="3.754cm" style:rel-column-width="16401*"/>
    </style:style>
    <style:style style:name="adt.A1" style:family="table-cell">
      <style:table-cell-properties fo:padding="0.097cm" fo:border-left="0.002cm solid #000000" fo:border-right="none" fo:border-top="0.002cm solid #000000" fo:border-bottom="0.002cm solid #000000"/>
    </style:style>
    <style:style style:name="adt.D1" style:family="table-cell">
      <style:table-cell-properties fo:padding="0.097cm" fo:border="0.002cm solid #000000"/>
    </style:style>
    <style:style style:name="adt.A2" style:family="table-cell">
      <style:table-cell-properties fo:padding="0.097cm" fo:border-left="0.002cm solid #000000" fo:border-right="none" fo:border-top="none" fo:border-bottom="0.002cm solid #000000"/>
    </style:style>
    <style:style style:name="adt.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Standard">
      <style:paragraph-properties fo:text-align="start" style:justify-single-word="false" style:text-autospace="none"/>
      <style:text-properties style:use-window-font-color="true" style:font-name="Times New Roman1" fo:font-size="12pt" fo:background-color="transparent" style:font-name-asian="Helvetica" style:font-size-asian="12pt" style:font-name-complex="Helvetica" style:font-size-complex="12pt"/>
    </style:style>
    <style:style style:name="P12"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3" style:family="paragraph" style:parent-style-name="Table_20_Contents">
      <style:text-properties fo:font-weight="bold" style:font-name-asian="Helvetica" style:font-weight-asian="bold" style:font-name-complex="Helvetica" style:font-size-complex="12pt"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start" style:justify-single-word="false"/>
      <style:text-properties fo:background-color="transparent"/>
    </style:style>
    <style:style style:name="P16" style:family="paragraph" style:parent-style-name="Table_20_Contents">
      <style:paragraph-properties fo:text-align="center" style:justify-single-word="false"/>
      <style:text-properties fo:background-color="transparent"/>
    </style:style>
    <style:style style:name="P17" style:family="paragraph" style:parent-style-name="Table_20_Contents">
      <style:text-properties style:font-name-asian="Helvetica" style:font-name-complex="Helvetica" style:font-size-complex="12pt"/>
    </style:style>
    <style:style style:name="P18" style:family="paragraph" style:parent-style-name="Text_20_body">
      <style:text-properties style:font-name="Times New Roman1" fo:background-color="transparent"/>
    </style:style>
    <style:style style:name="P19"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0"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1" style:family="paragraph" style:parent-style-name="Contents_20_1">
      <style:paragraph-properties>
        <style:tab-stops>
          <style:tab-stop style:position="15cm" style:type="right" style:leader-style="dotted" style:leader-text="."/>
        </style:tab-stops>
      </style:paragraph-properties>
    </style:style>
    <style:style style:name="P22" style:family="paragraph" style:parent-style-name="Contents_20_2">
      <style:paragraph-properties>
        <style:tab-stops>
          <style:tab-stop style:position="14.501cm" style:type="right" style:leader-style="dotted" style:leader-text="."/>
        </style:tab-stops>
      </style:paragraph-properties>
    </style:style>
    <style:style style:name="P23" style:family="paragraph" style:parent-style-name="Standard" style:master-page-name="Index">
      <style:paragraph-properties style:page-number="auto"/>
    </style:style>
    <style:style style:name="P24"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25" style:family="paragraph" style:parent-style-name="Heading_20_2">
      <style:text-properties style:use-window-font-color="true"/>
    </style:style>
    <style:style style:name="P26" style:family="paragraph" style:parent-style-name="Heading_20_2">
      <style:text-properties style:use-window-font-color="true" style:font-name-asian="Helvetica" style:font-name-complex="Helvetica"/>
    </style:style>
    <style:style style:name="P27" style:family="paragraph" style:parent-style-name="Heading_20_1" style:master-page-name="Standard">
      <style:paragraph-properties style:page-number="1"/>
    </style:style>
    <style:style style:name="P28" style:family="paragraph" style:parent-style-name="Contents_20_Heading" style:master-page-name="Index">
      <style:paragraph-properties style:page-number="auto"/>
    </style:style>
    <style:style style:name="T1" style:family="text">
      <style:text-properties fo:background-color="transparent"/>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4-12T14:19:48">2011-04-12</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8">Innehåll</text:p>
          </text:index-title>
          <text:p text:style-name="P21">1 Projektplanering<text:tab/>1</text:p>
          <text:p text:style-name="P22">1.1 Spelhistoria<text:tab/>1</text:p>
          <text:p text:style-name="P22">1.2 Utvecklingsmetodik<text:tab/>1</text:p>
          <text:p text:style-name="P22">1.3 Grov tidplan<text:tab/>1</text:p>
          <text:p text:style-name="P22">1.4 Betygsambitioner<text:tab/>1</text:p>
          <text:p text:style-name="P21">2 Användarmanual<text:tab/>1</text:p>
          <text:p text:style-name="P22">2.1 Kravlista<text:tab/>2</text:p>
          <text:p text:style-name="P21">3 Implementation<text:tab/>2</text:p>
          <text:p text:style-name="P22">3.1 Abstrakta datatyper<text:tab/>2</text:p>
          <text:p text:style-name="P22">3.2 Testning<text:tab/>3</text:p>
          <text:p text:style-name="P22">3.3 Beskrivning av implementationen<text:tab/>3</text:p>
          <text:p text:style-name="P21">4 Utvärdering och erfarenheter<text:tab/>3</text:p>
          <text:p text:style-name="P21">5 Tidrapportering<text:tab/>4</text:p>
          <text:p text:style-name="P22">5.1 Person 1<text:tab/>4</text:p>
          <text:p text:style-name="P22">5.2 Person 2<text:tab/>4</text:p>
        </text:index-body>
      </text:table-of-content>
      <text:p text:style-name="P5"/>
      <text:list xml:id="list34332419" text:style-name="Outline">
        <text:list-item>
          <text:h text:style-name="P27" text:outline-level="1">Projektplanering</text:h>
        </text:list-item>
      </text:list>
      <text:p text:style-name="P18">Bomberman är ett spel som går ut på att spränga sig fram genom en bana och spränga motståndaren...</text:p>
      <text:list xml:id="list34312898" text:continue-numbering="true" text:style-name="Outline">
        <text:list-item>
          <text:list>
            <text:list-item>
              <text:h text:style-name="Heading_20_2" text:outline-level="2">Spelhistoria</text:h>
            </text:list-item>
          </text:list>
        </text:list-item>
      </text:list>
      <text:p text:style-name="P20">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4313358" text:continue-numbering="true" text:style-name="Outline">
        <text:list-item>
          <text:list>
            <text:list-item>
              <text:h text:style-name="Heading_20_2" text:outline-level="2">Utvecklingsmetodik</text:h>
            </text:list-item>
          </text:list>
        </text:list-item>
      </text:list>
      <text:p text:style-name="P10">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4336991"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4331312" text:continue-numbering="true" text:style-name="Outline">
        <text:list-item>
          <text:list>
            <text:list-item>
              <text:h text:style-name="Heading_20_2" text:outline-level="2">Betygsambitioner</text:h>
            </text:list-item>
          </text:list>
        </text:list-item>
      </text:list>
      <text:p text:style-name="P10">Våra betygsambitioner är så höga som möjligt.</text:p>
      <text:list xml:id="list34308538" text:continue-numbering="true" text:style-name="Outline">
        <text:list-item>
          <text:list>
            <text:list-item>
              <text:h text:style-name="Heading_20_2" text:outline-level="2">Kravlista</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text:p>
          </table:table-cell>
          <table:table-cell table:style-name="Table2.A1" office:value-type="string">
            <text:p text:style-name="P12">Beskrivning</text:p>
          </table:table-cell>
          <table:table-cell table:style-name="Table2.C1" office:value-type="string">
            <text:p text:style-name="P12">Prioritet</text:p>
          </table:table-cell>
        </table:table-row>
        <table:table-row>
          <table:table-cell table:style-name="Table2.A2" office:value-type="float" office:value="1">
            <text:p text:style-name="P15">1</text:p>
          </table:table-cell>
          <table:table-cell table:style-name="Table2.B2" office:value-type="string">
            <text:p text:style-name="P14">Spelaren skall kunna styras med tangentbordet</text:p>
          </table:table-cell>
          <table:table-cell table:style-name="Table2.C2" office:value-type="float" office:value="1">
            <text:p text:style-name="P16">1</text:p>
          </table:table-cell>
        </table:table-row>
        <table:table-row>
          <table:table-cell table:style-name="Table2.A2" office:value-type="float" office:value="2">
            <text:p text:style-name="P15">2</text:p>
          </table:table-cell>
          <table:table-cell table:style-name="Table2.B2" office:value-type="string">
            <text:p text:style-name="P14">Kollisionshantering skall fungera med stenar och bombsprängningar</text:p>
          </table:table-cell>
          <table:table-cell table:style-name="Table2.C2" office:value-type="float" office:value="1">
            <text:p text:style-name="P16">1</text:p>
          </table:table-cell>
        </table:table-row>
        <table:table-row>
          <table:table-cell table:style-name="Table2.A2" office:value-type="float" office:value="3">
            <text:p text:style-name="P15">3</text:p>
          </table:table-cell>
          <table:table-cell table:style-name="Table2.B2" office:value-type="string">
            <text:p text:style-name="P14">Kollisionshantering med powerups.</text:p>
          </table:table-cell>
          <table:table-cell table:style-name="Table2.C2" office:value-type="float" office:value="2">
            <text:p text:style-name="P16">2</text:p>
          </table:table-cell>
        </table:table-row>
        <table:table-row>
          <table:table-cell table:style-name="Table2.A2" office:value-type="float" office:value="4">
            <text:p text:style-name="P15">4</text:p>
          </table:table-cell>
          <table:table-cell table:style-name="Table2.B2" office:value-type="string">
            <text:p text:style-name="P14">Flerspelarläge skall finnas</text:p>
          </table:table-cell>
          <table:table-cell table:style-name="Table2.C2" office:value-type="float" office:value="1">
            <text:p text:style-name="P16">1</text:p>
          </table:table-cell>
        </table:table-row>
        <table:table-row>
          <table:table-cell table:style-name="Table2.A2" office:value-type="float" office:value="5">
            <text:p text:style-name="P15">5</text:p>
          </table:table-cell>
          <table:table-cell table:style-name="Table2.B2" office:value-type="string">
            <text:p text:style-name="P14">Via nätverk</text:p>
          </table:table-cell>
          <table:table-cell table:style-name="Table2.C2" office:value-type="float" office:value="3">
            <text:p text:style-name="P16">3</text:p>
          </table:table-cell>
        </table:table-row>
        <text:soft-page-break/>
        <table:table-row>
          <table:table-cell table:style-name="Table2.A2" office:value-type="float" office:value="6">
            <text:p text:style-name="P15">6</text:p>
          </table:table-cell>
          <table:table-cell table:style-name="Table2.B2" office:value-type="string">
            <text:p text:style-name="P14">2D-grafik skall finnas i spelet</text:p>
          </table:table-cell>
          <table:table-cell table:style-name="Table2.C2" office:value-type="float" office:value="1">
            <text:p text:style-name="P16">1</text:p>
          </table:table-cell>
        </table:table-row>
        <table:table-row>
          <table:table-cell table:style-name="Table2.A2" office:value-type="float" office:value="7">
            <text:p text:style-name="P15">7</text:p>
          </table:table-cell>
          <table:table-cell table:style-name="Table2.B2" office:value-type="string">
            <text:p text:style-name="P14">Spelaranimationer mellan omgångarna, där en omgång är ett varv i spellogikloopen.</text:p>
          </table:table-cell>
          <table:table-cell table:style-name="Table2.C2" office:value-type="float" office:value="2">
            <text:p text:style-name="P16">2</text:p>
          </table:table-cell>
        </table:table-row>
        <table:table-row>
          <table:table-cell table:style-name="Table2.A2" office:value-type="float" office:value="8">
            <text:p text:style-name="P15">8</text:p>
          </table:table-cell>
          <table:table-cell table:style-name="Table2.B2" office:value-type="string">
            <text:p text:style-name="P14">Man skall kunna spränga väggar/döda motståndaren</text:p>
          </table:table-cell>
          <table:table-cell table:style-name="Table2.C2" office:value-type="float" office:value="1">
            <text:p text:style-name="P16">1</text:p>
          </table:table-cell>
        </table:table-row>
        <table:table-row>
          <table:table-cell table:style-name="Table2.A2" office:value-type="float" office:value="9">
            <text:p text:style-name="P15">9</text:p>
          </table:table-cell>
          <table:table-cell table:style-name="Table2.B2" office:value-type="string">
            <text:p text:style-name="P14">Power-ups bör finnas</text:p>
          </table:table-cell>
          <table:table-cell table:style-name="Table2.C2" office:value-type="float" office:value="2">
            <text:p text:style-name="P16">2</text:p>
          </table:table-cell>
        </table:table-row>
        <table:table-row>
          <table:table-cell table:style-name="Table2.A2" office:value-type="float" office:value="10">
            <text:p text:style-name="P15">10</text:p>
          </table:table-cell>
          <table:table-cell table:style-name="Table2.B2" office:value-type="string">
            <text:p text:style-name="P14">Datorstyrd motståndare bör finnas</text:p>
          </table:table-cell>
          <table:table-cell table:style-name="Table2.C2" office:value-type="float" office:value="2">
            <text:p text:style-name="P16">2</text:p>
          </table:table-cell>
        </table:table-row>
        <table:table-row>
          <table:table-cell table:style-name="Table2.A2" office:value-type="float" office:value="11">
            <text:p text:style-name="P15">11</text:p>
          </table:table-cell>
          <table:table-cell table:style-name="Table2.B2" office:value-type="string">
            <text:p text:style-name="P14">Generera olika spelplaner</text:p>
          </table:table-cell>
          <table:table-cell table:style-name="Table2.C2" office:value-type="float" office:value="2">
            <text:p text:style-name="P16">2</text:p>
          </table:table-cell>
        </table:table-row>
        <table:table-row>
          <table:table-cell table:style-name="Table2.A2" office:value-type="float" office:value="12">
            <text:p text:style-name="P15">12</text:p>
          </table:table-cell>
          <table:table-cell table:style-name="Table2.B2" office:value-type="string">
            <text:p text:style-name="P14">Grafiskt gränssnitt runt spelet med antal liv osv.</text:p>
          </table:table-cell>
          <table:table-cell table:style-name="Table2.C2" office:value-type="float" office:value="2">
            <text:p text:style-name="P16">2</text:p>
          </table:table-cell>
        </table:table-row>
      </table:table>
      <text:p text:style-name="P19"/>
      <text:p text:style-name="P11"/>
      <text:list xml:id="list34309650" text:continue-numbering="true" text:style-name="Outline">
        <text:list-item>
          <text:h text:style-name="Heading_20_1" text:outline-level="1">Implementation</text:h>
        </text:list-item>
      </text:list>
      <text:p text:style-name="P9">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4306406" text:continue-numbering="true" text:style-name="Outline">
        <text:list-item>
          <text:list>
            <text:list-item>
              <text:h text:style-name="P26" text:outline-level="2">Abstrakta datatyper</text:h>
            </text:list-item>
          </text:list>
        </text:list-item>
      </text:list>
      <text:p text:style-name="P10"/>
      <table:table table:name="adt" table:style-name="adt">
        <table:table-column table:style-name="adt.A"/>
        <table:table-column table:style-name="adt.B"/>
        <table:table-column table:style-name="adt.C"/>
        <table:table-column table:style-name="adt.D"/>
        <table:table-row>
          <table:table-cell table:style-name="adt.A1" office:value-type="string">
            <text:p text:style-name="P13">Namn:</text:p>
          </table:table-cell>
          <table:table-cell table:style-name="adt.A1" office:value-type="string">
            <text:p text:style-name="P13">Metoder</text:p>
          </table:table-cell>
          <table:table-cell table:style-name="adt.A1" office:value-type="string">
            <text:p text:style-name="P13">variabler</text:p>
          </table:table-cell>
          <table:table-cell table:style-name="adt.D1" office:value-type="string">
            <text:p text:style-name="P13">Returnerar</text:p>
          </table:table-cell>
        </table:table-row>
        <table:table-row>
          <table:table-cell table:style-name="adt.A2" office:value-type="string">
            <text:p text:style-name="P17">Spelplan</text:p>
          </table:table-cell>
          <table:table-cell table:style-name="adt.A2" office:value-type="string">
            <text:p text:style-name="P17">ta bort, generera random spelplan.</text:p>
          </table:table-cell>
          <table:table-cell table:style-name="adt.A2" office:value-type="string">
            <text:p text:style-name="P17">spelplansvektor</text:p>
          </table:table-cell>
          <table:table-cell table:style-name="adt.D2" office:value-type="string">
            <text:p text:style-name="P17">Objekt, canvas</text:p>
          </table:table-cell>
        </table:table-row>
        <table:table-row>
          <table:table-cell table:style-name="adt.A2" office:value-type="string">
            <text:p text:style-name="P17">Spellogik</text:p>
          </table:table-cell>
          <table:table-cell table:style-name="adt.A2" office:value-type="string">
            <text:p text:style-name="P17">Flytta spelare, spelare dör, nästa omgång, kör nuvarande omgång, nedräkning på bomber.</text:p>
            <text:p text:style-name="P17">Kontrollfunktion för sprängområde och vad som ska tas bort och lägg till dessa event i nästa omgång. Powerup event kan också läggas till om sten tas bort.</text:p>
          </table:table-cell>
          <table:table-cell table:style-name="adt.A2" office:value-type="string">
            <text:p text:style-name="P17">Spelare, nästa omgång(kö), bomber.</text:p>
          </table:table-cell>
          <table:table-cell table:style-name="adt.D2" office:value-type="string">
            <text:p text:style-name="P17">Canvas</text:p>
          </table:table-cell>
        </table:table-row>
        <table:table-row>
          <table:table-cell table:style-name="adt.A2" office:value-type="string">
            <text:p text:style-name="P17">Spelobjekt</text:p>
          </table:table-cell>
          <table:table-cell table:style-name="adt.A2" office:value-type="string">
            <text:p text:style-name="P17">Flytta objekt, namn, position.</text:p>
          </table:table-cell>
          <table:table-cell table:style-name="adt.A2" office:value-type="string">
            <text:p text:style-name="P17">X-pos, y-pos,</text:p>
          </table:table-cell>
          <table:table-cell table:style-name="adt.D2" office:value-type="string">
            <text:p text:style-name="P17"/>
          </table:table-cell>
        </table:table-row>
        <table:table-row>
          <table:table-cell table:style-name="adt.A2" office:value-type="string">
            <text:p text:style-name="P17">Spelare</text:p>
          </table:table-cell>
          <table:table-cell table:style-name="adt.A2" office:value-type="string">
            <text:p text:style-name="P17">Nästa drag</text:p>
            <text:p text:style-name="P17">Metod för att tolka powerups.</text:p>
            <text:p text:style-name="P17"/>
          </table:table-cell>
          <table:table-cell table:style-name="adt.A2" office:value-type="string">
            <text:p text:style-name="P17"><text:s/>liv, powerups, hastighet</text:p>
          </table:table-cell>
          <table:table-cell table:style-name="adt.D2" office:value-type="string">
            <text:p text:style-name="P17">Alla variabler publika och returnerar canvas</text:p>
          </table:table-cell>
        </table:table-row>
        <text:soft-page-break/>
        <table:table-row>
          <table:table-cell table:style-name="adt.A2" office:value-type="string">
            <text:p text:style-name="P17">Spelarinteraktion</text:p>
          </table:table-cell>
          <table:table-cell table:style-name="adt.A2" office:value-type="string">
            <text:p text:style-name="P17">Kollar tangentbordet och tolkar dessa i riktning</text:p>
          </table:table-cell>
          <table:table-cell table:style-name="adt.A2" office:value-type="string">
            <text:p text:style-name="P17"/>
          </table:table-cell>
          <table:table-cell table:style-name="adt.D2" office:value-type="string">
            <text:p text:style-name="P17"/>
          </table:table-cell>
        </table:table-row>
        <table:table-row>
          <table:table-cell table:style-name="adt.A2" office:value-type="string">
            <text:p text:style-name="P17">Bomb</text:p>
          </table:table-cell>
          <table:table-cell table:style-name="adt.A2" office:value-type="string">
            <text:p text:style-name="P17">Ändra räknare för bomb. </text:p>
          </table:table-cell>
          <table:table-cell table:style-name="adt.A2" office:value-type="string">
            <text:p text:style-name="P17">Timer, sprängstyrka, ägare</text:p>
          </table:table-cell>
          <table:table-cell table:style-name="adt.D2" office:value-type="string">
            <text:p text:style-name="P17">ägare</text:p>
          </table:table-cell>
        </table:table-row>
        <table:table-row>
          <table:table-cell table:style-name="adt.A2" office:value-type="string">
            <text:p text:style-name="P17">Sten</text:p>
          </table:table-cell>
          <table:table-cell table:style-name="adt.A2" office:value-type="string">
            <text:p text:style-name="P17"/>
          </table:table-cell>
          <table:table-cell table:style-name="adt.A2" office:value-type="string">
            <text:p text:style-name="P17">Typ av sten (ex sprängbar eller inte)</text:p>
          </table:table-cell>
          <table:table-cell table:style-name="adt.D2" office:value-type="string">
            <text:p text:style-name="P17">Publika variabler.</text:p>
          </table:table-cell>
        </table:table-row>
        <table:table-row>
          <table:table-cell table:style-name="adt.A2" office:value-type="string">
            <text:p text:style-name="P17">Powerups</text:p>
          </table:table-cell>
          <table:table-cell table:style-name="adt.A2" office:value-type="string">
            <text:p text:style-name="P17">Randomfunktion för vad för powerup som ska läggas ut.</text:p>
            <text:p text:style-name="P17"/>
          </table:table-cell>
          <table:table-cell table:style-name="adt.A2" office:value-type="string">
            <text:p text:style-name="P17">Typ av powerup</text:p>
          </table:table-cell>
          <table:table-cell table:style-name="adt.D2" office:value-type="string">
            <text:p text:style-name="P17">power-up</text:p>
          </table:table-cell>
        </table:table-row>
      </table:table>
      <text:p text:style-name="P10"/>
      <text:p text:style-name="P10">Spelare ligger i en lista, bomber likaså. Powerups ligger också i en lista.</text:p>
      <text:list xml:id="list34320871" text:continue-numbering="true" text:style-name="Outline">
        <text:list-item>
          <text:list>
            <text:list-item>
              <text:h text:style-name="P25" text:outline-level="2">Testning</text:h>
            </text:list-item>
          </text:list>
        </text:list-item>
      </text:list>
      <text:p text:style-name="P8">Testning av power-ups, kollisionshantering och bomberna är de tre stora testen som behöver göras. Testfunktioner får skrivas efter varje funktion är färdig. Vi ska även testa spelet genom att spela det under utvecklingen, och försöka hittar via det sät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3</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5H19M55S</meta:editing-duration>
    <meta:editing-cycles>30</meta:editing-cycles>
    <meta:generator>OpenOffice.org/3.2$Solaris_Sparc OpenOffice.org_project/320m18$Build-9502</meta:generator>
    <dc:date>2011-04-12T14:19:48</dc:date>
    <meta:document-statistic meta:table-count="2" meta:image-count="0" meta:object-count="0" meta:page-count="5" meta:paragraph-count="116" meta:word-count="673" meta:character-count="4340"/>
    <meta:user-defined meta:name="Information 1"/>
    <meta:user-defined meta:name="Information 2"/>
    <meta:user-defined meta:name="Information 3"/>
    <meta:user-defined meta:name="Information 4"/>
  </office:meta>
</office:document-meta>
</file>